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2239" officeooo:paragraph-rsid="00072239"/>
    </style:style>
    <style:style style:name="P2" style:family="paragraph" style:parent-style-name="Standard">
      <style:paragraph-properties fo:text-align="start" style:justify-single-word="false"/>
      <style:text-properties officeooo:rsid="00072239" officeooo:paragraph-rsid="000bbccf"/>
    </style:style>
    <style:style style:name="P3" style:family="paragraph" style:parent-style-name="Standard">
      <style:paragraph-properties fo:text-align="center" style:justify-single-word="false"/>
      <style:text-properties officeooo:rsid="00072239" officeooo:paragraph-rsid="0019f5db"/>
    </style:style>
    <style:style style:name="P4" style:family="paragraph" style:parent-style-name="Standard">
      <style:paragraph-properties fo:text-align="start" style:justify-single-word="false"/>
      <style:text-properties officeooo:rsid="0007ee96" officeooo:paragraph-rsid="0007ee96"/>
    </style:style>
    <style:style style:name="P5" style:family="paragraph" style:parent-style-name="Standard">
      <style:paragraph-properties fo:text-align="start" style:justify-single-word="false"/>
      <style:text-properties officeooo:rsid="000bbccf" officeooo:paragraph-rsid="000bbccf"/>
    </style:style>
    <style:style style:name="P6" style:family="paragraph" style:parent-style-name="Standard">
      <style:paragraph-properties fo:text-align="start" style:justify-single-word="false"/>
      <style:text-properties officeooo:rsid="000c7403" officeooo:paragraph-rsid="000c7403"/>
    </style:style>
    <style:style style:name="P7" style:family="paragraph" style:parent-style-name="Standard">
      <style:paragraph-properties fo:text-align="start" style:justify-single-word="false"/>
      <style:text-properties officeooo:rsid="000d1149" officeooo:paragraph-rsid="000d1149"/>
    </style:style>
    <style:style style:name="P8" style:family="paragraph" style:parent-style-name="Standard">
      <style:paragraph-properties fo:text-align="start" style:justify-single-word="false"/>
      <style:text-properties officeooo:rsid="000eb954" officeooo:paragraph-rsid="000eb954"/>
    </style:style>
    <style:style style:name="P9" style:family="paragraph" style:parent-style-name="Standard">
      <style:paragraph-properties fo:text-align="start" style:justify-single-word="false"/>
      <style:text-properties officeooo:rsid="000f6e9a" officeooo:paragraph-rsid="000f6e9a"/>
    </style:style>
    <style:style style:name="P10" style:family="paragraph" style:parent-style-name="Standard">
      <style:paragraph-properties fo:text-align="start" style:justify-single-word="false"/>
      <style:text-properties officeooo:rsid="0013eb8c" officeooo:paragraph-rsid="0013eb8c"/>
    </style:style>
    <style:style style:name="P11" style:family="paragraph" style:parent-style-name="Standard">
      <style:paragraph-properties fo:text-align="start" style:justify-single-word="false"/>
      <style:text-properties officeooo:rsid="0015d492" officeooo:paragraph-rsid="0015d492"/>
    </style:style>
    <style:style style:name="P12" style:family="paragraph" style:parent-style-name="Standard">
      <style:paragraph-properties fo:text-align="start" style:justify-single-word="false"/>
      <style:text-properties officeooo:rsid="0016205c" officeooo:paragraph-rsid="0016205c"/>
    </style:style>
    <style:style style:name="P13" style:family="paragraph" style:parent-style-name="Standard">
      <style:paragraph-properties fo:text-align="start" style:justify-single-word="false"/>
      <style:text-properties officeooo:rsid="00171eae" officeooo:paragraph-rsid="00171eae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ee96" officeooo:paragraph-rsid="0018cbcf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ee96" officeooo:paragraph-rsid="0007ee9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ee96" officeooo:paragraph-rsid="0018cbc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eb8c" officeooo:paragraph-rsid="0013eb8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7403" officeooo:paragraph-rsid="000c740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08dc" officeooo:paragraph-rsid="001008d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d492" officeooo:paragraph-rsid="0015d492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072239" officeooo:paragraph-rsid="00072239" fo:background-color="#ffff00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7ee96" officeooo:paragraph-rsid="0007ee9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bc06e" officeooo:paragraph-rsid="000bc06e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072239" officeooo:paragraph-rsid="000bbccf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ed1d6" officeooo:paragraph-rsid="000f6e9a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136b3c" officeooo:paragraph-rsid="000f6e9a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23cfaf" officeooo:paragraph-rsid="0023cfaf"/>
    </style:style>
    <style:style style:name="T1" style:family="text">
      <style:text-properties officeooo:rsid="000bbccf"/>
    </style:style>
    <style:style style:name="T2" style:family="text">
      <style:text-properties officeooo:rsid="00117458"/>
    </style:style>
    <style:style style:name="T3" style:family="text">
      <style:text-properties officeooo:rsid="00136b3c"/>
    </style:style>
    <style:style style:name="T4" style:family="text">
      <style:text-properties style:text-underline-style="none" officeooo:rsid="0009ddca"/>
    </style:style>
    <style:style style:name="T5" style:family="text">
      <style:text-properties style:text-underline-style="none" officeooo:rsid="001e27a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242ad" style:font-weight-asian="bold" style:font-weight-complex="bold"/>
    </style:style>
    <style:style style:name="T8" style:family="text">
      <style:text-properties officeooo:rsid="001ed1d6"/>
    </style:style>
    <style:style style:name="T9" style:family="text">
      <style:text-properties officeooo:rsid="001f141c"/>
    </style:style>
    <style:style style:name="T10" style:family="text">
      <style:text-properties officeooo:rsid="002242ad"/>
    </style:style>
    <style:style style:name="T11" style:family="text">
      <style:text-properties officeooo:rsid="0023cf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ure Catarino <text:s/>Alexandre Gillet <text:s/>Nicolas Guigue <text:s/>Erwin Charles-Dufant</text:p>
      <text:p text:style-name="P1"/>
      <text:p text:style-name="P1"/>
      <text:p text:style-name="P21">READ ME</text:p>
      <text:p text:style-name="P1"/>
      <text:p text:style-name="P16">Thème API :</text:p>
      <text:p text:style-name="P14"><text:span text:style-name="T4">Comics database / </text:span><text:span text:style-name="T5">Star Wars</text:span></text:p>
      <text:p text:style-name="P4"/>
      <text:p text:style-name="P15"><text:span text:style-name="T8">T</text:span>echnologies utilisées :</text:p>
      <text:list xml:id="list779760624477293522" text:style-name="L1">
        <text:list-item>
          <text:p text:style-name="P22">HTML 5</text:p>
        </text:list-item>
        <text:list-item>
          <text:p text:style-name="P22">CSS 3</text:p>
        </text:list-item>
        <text:list-item>
          <text:p text:style-name="P22">Jquery</text:p>
        </text:list-item>
        <text:list-item>
          <text:p text:style-name="P23">Slack</text:p>
        </text:list-item>
      </text:list>
      <text:p text:style-name="P4"/>
      <text:p text:style-name="P4"/>
      <text:p text:style-name="P5"><text:span text:style-name="T7">Répartition</text:span><text:span text:style-name="T6"> </text:span>:</text:p>
      <text:list xml:id="list7826099040105638519" text:style-name="L2">
        <text:list-item>
          <text:p text:style-name="P24">Laure Catarino = <text:span text:style-name="T1">HTML/CSS</text:span></text:p>
        </text:list-item>
        <text:list-item>
          <text:p text:style-name="P24">Nicolas Guigue <text:span text:style-name="T1">=</text:span> <text:span text:style-name="T1">JQuery</text:span></text:p>
        </text:list-item>
        <text:list-item>
          <text:p text:style-name="P24"><text:span text:style-name="T10">E</text:span>rwin Charles Dufant <text:span text:style-name="T1">= JQuery</text:span> </text:p>
        </text:list-item>
        <text:list-item>
          <text:p text:style-name="P24">Alexandre Gillet <text:span text:style-name="T1">= HTML/CSS</text:span></text:p>
        </text:list-item>
      </text:list>
      <text:p text:style-name="P2"/>
      <text:p text:style-name="P2"/>
      <text:p text:style-name="P18">Départ :</text:p>
      <text:p text:style-name="P9">Le dossier du site est composé <text:span text:style-name="T3">de :</text:span></text:p>
      <text:list xml:id="list1509592605879446461" text:style-name="L3">
        <text:list-item>
          <text:p text:style-name="P25">accueil.html</text:p>
        </text:list-item>
        <text:list-item>
          <text:p text:style-name="P26">api.html</text:p>
        </text:list-item>
        <text:list-item>
          <text:p text:style-name="P25">style.css</text:p>
        </text:list-item>
        <text:list-item>
          <text:p text:style-name="P27">planet.html</text:p>
        </text:list-item>
        <text:list-item>
          <text:p text:style-name="P27">script.js</text:p>
        </text:list-item>
        <text:list-item>
          <text:p text:style-name="P27">planet.js.js</text:p>
        </text:list-item>
        <text:list-item>
          <text:p text:style-name="P27">jquery-3.1.1.js</text:p>
        </text:list-item>
      </text:list>
      <text:p text:style-name="P9"/>
      <text:p text:style-name="P9"/>
      <text:p text:style-name="P17">Fait :</text:p>
      <text:p text:style-name="P10">Page d'accueil</text:p>
      <text:p text:style-name="P10">Page d'api fait et prêt a accueillir les api concernés.</text:p>
      <text:p text:style-name="P7"/>
      <text:p text:style-name="P19">Retouche :</text:p>
      <text:p text:style-name="P8">Passage de 3 api à 1 api <text:span text:style-name="T2">pour le moment.</text:span></text:p>
      <text:p text:style-name="P6"/>
      <text:p text:style-name="P17">Option :</text:p>
      <text:p text:style-name="P10">Responsive en cour.</text:p>
      <text:p text:style-name="P12">Ajout d'une image de fond.</text:p>
      <text:p text:style-name="P13">Favicon mis.</text:p>
      <text:p text:style-name="P10"/>
      <text:p text:style-name="P20">Problème<text:span text:style-name="T11">s </text:span>:</text:p>
      <text:p text:style-name="P11">Laure/Alex : Responsive image qui bloque le bon fonctionnement du responsive →<text:span text:style-name="T9"> résolu</text:span></text:p>
      <text:p text:style-name="P11">Nico/Erwin : Foreach Jquery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19:40.802617334</meta:creation-date>
    <dc:date>2016-11-15T10:49:22.370103342</dc:date>
    <meta:editing-duration>PT2H45M24S</meta:editing-duration>
    <meta:editing-cycles>29</meta:editing-cycles>
    <meta:generator>LibreOffice/4.3.3.2$Linux_X86_64 LibreOffice_project/430m0$Build-2</meta:generator>
    <meta:document-statistic meta:table-count="0" meta:image-count="0" meta:object-count="0" meta:page-count="1" meta:paragraph-count="35" meta:word-count="135" meta:character-count="727" meta:non-whitespace-character-count="638"/>
  </office:meta>
</office:document-meta>
</file>